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2pt" fo:language="en" fo:country="US" officeooo:paragraph-rsid="000cf07a" style:font-size-asian="12pt" style:font-size-complex="12pt"/>
    </style:style>
    <style:style style:name="P2" style:family="paragraph" style:parent-style-name="Standard">
      <style:text-properties style:font-name="Verdana" fo:font-size="12pt" fo:language="en" fo:country="US" officeooo:paragraph-rsid="000cf07a" style:font-size-asian="12pt" style:font-size-complex="12pt"/>
    </style:style>
    <style:style style:name="T1" style:family="text">
      <style:text-properties officeooo:rsid="000cf16e"/>
    </style:style>
  </office:automatic-styles>
  <office:body>
    <office:text>
      <text:tracked-changes>
        <text:changed-region xml:id="ct155638272" text:id="ct155638272">
          <text:insertion>
            <office:change-info>
              <dc:creator>Gary </dc:creator>
              <dc:date>2016-10-07T14:04:00</dc:date>
            </office:change-info>
          </text:insertion>
        </text:changed-region>
        <text:changed-region xml:id="ct155568912" text:id="ct155568912">
          <text:deletion>
            <office:change-info>
              <dc:creator>Gary </dc:creator>
              <dc:date>2016-10-07T14:04:00</dc:date>
            </office:change-info>
            <text:p text:style-name="P1">w</text:p>
          </text:deletion>
        </text:changed-region>
        <text:changed-region xml:id="ct115165440" text:id="ct115165440">
          <text:insertion>
            <office:change-info>
              <dc:creator>Gary </dc:creator>
              <dc:date>2016-10-07T14:04:00</dc:date>
            </office:change-info>
          </text:insertion>
        </text:changed-region>
        <text:changed-region xml:id="ct153614112" text:id="ct153614112">
          <text:insertion>
            <office:change-info>
              <dc:creator>Gary </dc:creator>
              <dc:date>2016-10-07T14:04:00</dc:date>
            </office:change-info>
          </text:insertion>
        </text:changed-region>
        <text:changed-region xml:id="ct82858544" text:id="ct82858544">
          <text:deletion>
            <office:change-info>
              <dc:creator>Gary </dc:creator>
              <dc:date>2016-10-07T14:04:00</dc:date>
            </office:change-info>
            <text:p text:style-name="P1">d</text:p>
          </text:deletion>
        </text:changed-region>
        <text:changed-region xml:id="ct154994864" text:id="ct154994864">
          <text:insertion>
            <office:change-info>
              <dc:creator>Gary </dc:creator>
              <dc:date>2016-10-07T14:05:00</dc:date>
            </office:change-info>
          </text:insertion>
        </text:changed-region>
        <text:changed-region xml:id="ct155224592" text:id="ct155224592">
          <text:insertion>
            <office:change-info>
              <dc:creator>Gary </dc:creator>
              <dc:date>2016-10-07T14:05:00</dc:date>
            </office:change-info>
          </text:insertion>
        </text:changed-region>
        <text:changed-region xml:id="ct155130656" text:id="ct155130656">
          <text:deletion>
            <office:change-info>
              <dc:creator>Gary </dc:creator>
              <dc:date>2016-10-07T14:05:00</dc:date>
            </office:change-info>
            <text:p text:style-name="P1"><text:s/>school</text:p>
          </text:deletion>
        </text:changed-region>
        <text:changed-region xml:id="ct155607312" text:id="ct155607312">
          <text:insertion>
            <office:change-info>
              <dc:creator>Gary </dc:creator>
              <dc:date>2016-10-07T14:05:00</dc:date>
            </office:change-info>
          </text:insertion>
        </text:changed-region>
        <text:changed-region xml:id="ct155036976" text:id="ct155036976">
          <text:deletion>
            <office:change-info>
              <dc:creator>Gary </dc:creator>
              <dc:date>2016-10-07T14:05:00</dc:date>
            </office:change-info>
            <text:p text:style-name="P1">never had</text:p>
          </text:deletion>
        </text:changed-region>
        <text:changed-region xml:id="ct152493872" text:id="ct152493872">
          <text:insertion>
            <office:change-info>
              <dc:creator>Gary </dc:creator>
              <dc:date>2016-10-07T14:05:00</dc:date>
            </office:change-info>
          </text:insertion>
        </text:changed-region>
        <text:changed-region xml:id="ct126183424" text:id="ct126183424">
          <text:deletion>
            <office:change-info>
              <dc:creator>Gary </dc:creator>
              <dc:date>2016-10-07T14:06:00</dc:date>
            </office:change-info>
            <text:p text:style-name="P1">(</text:p>
          </text:deletion>
        </text:changed-region>
        <text:changed-region xml:id="ct154877440" text:id="ct154877440">
          <text:insertion>
            <office:change-info>
              <dc:creator>Gary </dc:creator>
              <dc:date>2016-10-07T14:06:00</dc:date>
            </office:change-info>
          </text:insertion>
        </text:changed-region>
        <text:changed-region xml:id="ct155127936" text:id="ct155127936">
          <text:deletion>
            <office:change-info>
              <dc:creator>Gary </dc:creator>
              <dc:date>2016-10-07T14:06:00</dc:date>
            </office:change-info>
            <text:p text:style-name="P1">german: Ausbildung)</text:p>
          </text:deletion>
        </text:changed-region>
        <text:changed-region xml:id="ct155809504" text:id="ct155809504">
          <text:deletion>
            <office:change-info>
              <dc:creator>Gary </dc:creator>
              <dc:date>2016-10-07T14:06:00</dc:date>
            </office:change-info>
            <text:p text:style-name="P1">the </text:p>
          </text:deletion>
        </text:changed-region>
        <text:changed-region xml:id="ct113952384" text:id="ct113952384">
          <text:insertion>
            <office:change-info>
              <dc:creator>Gary </dc:creator>
              <dc:date>2016-10-07T14:06:00</dc:date>
            </office:change-info>
          </text:insertion>
        </text:changed-region>
        <text:changed-region xml:id="ct154929536" text:id="ct154929536">
          <text:insertion>
            <office:change-info>
              <dc:creator>Gary </dc:creator>
              <dc:date>2016-10-07T14:06:00</dc:date>
            </office:change-info>
          </text:insertion>
        </text:changed-region>
        <text:changed-region xml:id="ct155049248" text:id="ct155049248">
          <text:deletion>
            <office:change-info>
              <dc:creator>Gary </dc:creator>
              <dc:date>2016-10-07T14:06:00</dc:date>
            </office:change-info>
            <text:p text:style-name="P1">companies</text:p>
          </text:deletion>
        </text:changed-region>
        <text:changed-region xml:id="ct150999168" text:id="ct150999168">
          <text:insertion>
            <office:change-info>
              <dc:creator>Gary </dc:creator>
              <dc:date>2016-10-07T14:06:00</dc:date>
            </office:change-info>
          </text:insertion>
        </text:changed-region>
        <text:changed-region xml:id="ct155127008" text:id="ct155127008">
          <text:deletion>
            <office:change-info>
              <dc:creator>Gary </dc:creator>
              <dc:date>2016-10-07T14:07:00</dc:date>
            </office:change-info>
            <text:p text:style-name="P1">the </text:p>
          </text:deletion>
        </text:changed-region>
        <text:changed-region xml:id="ct155092896" text:id="ct155092896">
          <text:insertion>
            <office:change-info>
              <dc:creator>Gary </dc:creator>
              <dc:date>2016-10-07T14:07:00</dc:date>
            </office:change-info>
          </text:insertion>
        </text:changed-region>
        <text:changed-region xml:id="ct154912000" text:id="ct154912000">
          <text:deletion>
            <office:change-info>
              <dc:creator>Gary </dc:creator>
              <dc:date>2016-10-07T14:07:00</dc:date>
            </office:change-info>
            <text:p text:style-name="P1">c</text:p>
          </text:deletion>
        </text:changed-region>
        <text:changed-region xml:id="ct152492784" text:id="ct152492784">
          <text:deletion>
            <office:change-info>
              <dc:creator>Gary </dc:creator>
              <dc:date>2016-10-07T14:07:00</dc:date>
            </office:change-info>
            <text:p text:style-name="P1">at a university </text:p>
          </text:deletion>
        </text:changed-region>
        <text:changed-region xml:id="ct155624704" text:id="ct155624704">
          <text:deletion>
            <office:change-info>
              <dc:creator>Gary </dc:creator>
              <dc:date>2016-10-07T14:07:00</dc:date>
            </office:change-info>
            <text:p text:style-name="P1">up </text:p>
          </text:deletion>
        </text:changed-region>
        <text:changed-region xml:id="ct156064032" text:id="ct156064032">
          <text:insertion>
            <office:change-info>
              <dc:creator>Gary </dc:creator>
              <dc:date>2016-10-07T14:07:00</dc:date>
            </office:change-info>
          </text:insertion>
        </text:changed-region>
        <text:changed-region xml:id="ct155202336" text:id="ct155202336">
          <text:deletion>
            <office:change-info>
              <dc:creator>Gary </dc:creator>
              <dc:date>2016-10-07T14:07:00</dc:date>
            </office:change-info>
            <text:p text:style-name="P1">y</text:p>
          </text:deletion>
        </text:changed-region>
        <text:changed-region xml:id="ct155818304" text:id="ct155818304">
          <text:deletion>
            <office:change-info>
              <dc:creator>Gary </dc:creator>
              <dc:date>2016-10-07T14:07:00</dc:date>
            </office:change-info>
            <text:p text:style-name="P1"><text:s/>working with</text:p>
          </text:deletion>
        </text:changed-region>
        <text:changed-region xml:id="ct155467776" text:id="ct155467776">
          <text:insertion>
            <office:change-info>
              <dc:creator>Gary </dc:creator>
              <dc:date>2016-10-07T14:08:00</dc:date>
            </office:change-info>
          </text:insertion>
        </text:changed-region>
        <text:changed-region xml:id="ct152490720" text:id="ct152490720">
          <text:deletion>
            <office:change-info>
              <dc:creator>Gary </dc:creator>
              <dc:date>2016-10-07T14:08:00</dc:date>
            </office:change-info>
            <text:p text:style-name="P1">for</text:p>
          </text:deletion>
        </text:changed-region>
        <text:changed-region xml:id="ct155679744" text:id="ct155679744">
          <text:insertion>
            <office:change-info>
              <dc:creator>Gary </dc:creator>
              <dc:date>2016-10-07T14:08:00</dc:date>
            </office:change-info>
          </text:insertion>
        </text:changed-region>
        <text:changed-region xml:id="ct48205248" text:id="ct48205248">
          <text:deletion>
            <office:change-info>
              <dc:creator>Gary </dc:creator>
              <dc:date>2016-10-07T14:08:00</dc:date>
            </office:change-info>
            <text:p text:style-name="P1">a</text:p>
          </text:deletion>
        </text:changed-region>
        <text:changed-region xml:id="ct155377440" text:id="ct155377440">
          <text:insertion>
            <office:change-info>
              <dc:creator>Gary </dc:creator>
              <dc:date>2016-10-07T14:08:00</dc:date>
            </office:change-info>
          </text:insertion>
        </text:changed-region>
        <text:changed-region xml:id="ct155754720" text:id="ct155754720">
          <text:insertion>
            <office:change-info>
              <dc:creator>Gary </dc:creator>
              <dc:date>2016-10-07T14:08:00</dc:date>
            </office:change-info>
          </text:insertion>
        </text:changed-region>
        <text:changed-region xml:id="ct155544864" text:id="ct155544864">
          <text:deletion>
            <office:change-info>
              <dc:creator>Gary </dc:creator>
              <dc:date>2016-10-07T14:08:00</dc:date>
            </office:change-info>
            <text:p text:style-name="P1">in Aachen </text:p>
          </text:deletion>
        </text:changed-region>
        <text:changed-region xml:id="ct155758192" text:id="ct155758192">
          <text:insertion>
            <office:change-info>
              <dc:creator>Gary </dc:creator>
              <dc:date>2016-10-07T14:08:00</dc:date>
            </office:change-info>
          </text:insertion>
        </text:changed-region>
        <text:changed-region xml:id="ct151706416" text:id="ct151706416">
          <text:insertion>
            <office:change-info>
              <dc:creator>Gary </dc:creator>
              <dc:date>2016-10-07T14:08:00</dc:date>
            </office:change-info>
          </text:insertion>
        </text:changed-region>
        <text:changed-region xml:id="ct155784816" text:id="ct155784816">
          <text:deletion>
            <office:change-info>
              <dc:creator>Gary </dc:creator>
              <dc:date>2016-10-07T14:08:00</dc:date>
            </office:change-info>
            <text:p text:style-name="P1">the</text:p>
          </text:deletion>
        </text:changed-region>
        <text:changed-region xml:id="ct155219232" text:id="ct155219232">
          <text:insertion>
            <office:change-info>
              <dc:creator>Gary </dc:creator>
              <dc:date>2016-10-07T14:08:00</dc:date>
            </office:change-info>
          </text:insertion>
        </text:changed-region>
        <text:changed-region xml:id="ct155104704" text:id="ct155104704">
          <text:insertion>
            <office:change-info>
              <dc:creator>Gary </dc:creator>
              <dc:date>2016-10-07T14:08:00</dc:date>
            </office:change-info>
          </text:insertion>
        </text:changed-region>
        <text:changed-region xml:id="ct155018752" text:id="ct155018752">
          <text:insertion>
            <office:change-info>
              <dc:creator>Gary </dc:creator>
              <dc:date>2016-10-07T14:08:00</dc:date>
            </office:change-info>
          </text:insertion>
        </text:changed-region>
        <text:changed-region xml:id="ct155771744" text:id="ct155771744">
          <text:deletion>
            <office:change-info>
              <dc:creator>Gary </dc:creator>
              <dc:date>2016-10-07T14:08:00</dc:date>
            </office:change-info>
            <text:p text:style-name="P1">b</text:p>
          </text:deletion>
        </text:changed-region>
        <text:changed-region xml:id="ct49185328" text:id="ct49185328">
          <text:deletion>
            <office:change-info>
              <dc:creator>Gary </dc:creator>
              <dc:date>2016-10-07T14:09:00</dc:date>
            </office:change-info>
            <text:p text:style-name="P1">do</text:p>
          </text:deletion>
        </text:changed-region>
        <text:changed-region xml:id="ct154726896" text:id="ct154726896">
          <text:insertion>
            <office:change-info>
              <dc:creator>Gary </dc:creator>
              <dc:date>2016-10-07T14:09:00</dc:date>
            </office:change-info>
          </text:insertion>
        </text:changed-region>
        <text:changed-region xml:id="ct154995200" text:id="ct154995200">
          <text:insertion>
            <office:change-info>
              <dc:creator>Gary </dc:creator>
              <dc:date>2016-10-07T14:09:00</dc:date>
            </office:change-info>
          </text:insertion>
        </text:changed-region>
        <text:changed-region xml:id="ct155783776" text:id="ct155783776">
          <text:insertion>
            <office:change-info>
              <dc:creator>Gary </dc:creator>
              <dc:date>2016-10-07T14:09:00</dc:date>
            </office:change-info>
          </text:insertion>
        </text:changed-region>
        <text:changed-region xml:id="ct155799440" text:id="ct155799440">
          <text:insertion>
            <office:change-info>
              <dc:creator>Gary </dc:creator>
              <dc:date>2016-10-07T14:09:00</dc:date>
            </office:change-info>
          </text:insertion>
        </text:changed-region>
        <text:changed-region xml:id="ct154738176" text:id="ct154738176">
          <text:deletion>
            <office:change-info>
              <dc:creator>Gary </dc:creator>
              <dc:date>2016-10-07T14:09:00</dc:date>
            </office:change-info>
            <text:p text:style-name="P1">is </text:p>
          </text:deletion>
        </text:changed-region>
        <text:changed-region xml:id="ct155441664" text:id="ct155441664">
          <text:insertion>
            <office:change-info>
              <dc:creator>Gary </dc:creator>
              <dc:date>2016-10-07T14:09:00</dc:date>
            </office:change-info>
          </text:insertion>
        </text:changed-region>
        <text:changed-region xml:id="ct155056752" text:id="ct155056752">
          <text:deletion>
            <office:change-info>
              <dc:creator>Gary </dc:creator>
              <dc:date>2016-10-07T14:09:00</dc:date>
            </office:change-info>
            <text:p text:style-name="P1">ing</text:p>
          </text:deletion>
        </text:changed-region>
        <text:changed-region xml:id="ct156077056" text:id="ct156077056">
          <text:insertion>
            <office:change-info>
              <dc:creator>Gary </dc:creator>
              <dc:date>2016-10-07T14:09:00</dc:date>
            </office:change-info>
          </text:insertion>
        </text:changed-region>
        <text:changed-region xml:id="ct155957248" text:id="ct155957248">
          <text:deletion>
            <office:change-info>
              <dc:creator>Gary </dc:creator>
              <dc:date>2016-10-07T14:09:00</dc:date>
            </office:change-info>
            <text:p text:style-name="P1">who</text:p>
          </text:deletion>
        </text:changed-region>
        <text:changed-region xml:id="ct155565568" text:id="ct155565568">
          <text:insertion>
            <office:change-info>
              <dc:creator>Gary </dc:creator>
              <dc:date>2016-10-07T14:09:00</dc:date>
            </office:change-info>
          </text:insertion>
        </text:changed-region>
        <text:changed-region xml:id="ct151929952" text:id="ct151929952">
          <text:insertion>
            <office:change-info>
              <dc:creator>Gary </dc:creator>
              <dc:date>2016-10-07T14:10:00</dc:date>
            </office:change-info>
          </text:insertion>
        </text:changed-region>
        <text:changed-region xml:id="ct155373072" text:id="ct155373072">
          <text:deletion>
            <office:change-info>
              <dc:creator>Gary </dc:creator>
              <dc:date>2016-10-07T14:10:00</dc:date>
            </office:change-info>
            <text:p text:style-name="P1">o</text:p>
          </text:deletion>
        </text:changed-region>
        <text:changed-region xml:id="ct155655968" text:id="ct155655968">
          <text:insertion>
            <office:change-info>
              <dc:creator>Gary </dc:creator>
              <dc:date>2016-10-07T14:10:00</dc:date>
            </office:change-info>
          </text:insertion>
        </text:changed-region>
        <text:changed-region xml:id="ct155379488" text:id="ct155379488">
          <text:insertion>
            <office:change-info>
              <dc:creator>Gary </dc:creator>
              <dc:date>2016-10-07T14:10:00</dc:date>
            </office:change-info>
          </text:insertion>
        </text:changed-region>
        <text:changed-region xml:id="ct155033888" text:id="ct155033888">
          <text:insertion>
            <office:change-info>
              <dc:creator>Gary </dc:creator>
              <dc:date>2016-10-07T14:10:00</dc:date>
            </office:change-info>
          </text:insertion>
        </text:changed-region>
        <text:changed-region xml:id="ct112064096" text:id="ct112064096">
          <text:deletion>
            <office:change-info>
              <dc:creator>Gary </dc:creator>
              <dc:date>2016-10-07T14:10:00</dc:date>
            </office:change-info>
            <text:p text:style-name="P1">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fellow students,</text:p>
      <text:p text:style-name="P1"/>
      <text:p text:style-name="P1"><text:change-start text:change-id="ct155638272"/><text:span text:style-name="T1">W</text:span><text:change-end text:change-id="ct155638272"/><text:change text:change-id="ct155568912"/>ith this letter I <text:s/>am going to tell you a little bit about my “career”. I will tell you about the stations that I <text:change-start text:change-id="ct115165440"/><text:span text:style-name="T1">have </text:span><text:change-end text:change-id="ct115165440"/>experienced so far on my road to success.</text:p>
      <text:p text:style-name="P1"/>
      <text:p text:style-name="P1">When I was about to finish school I still didn't ha<text:change-start text:change-id="ct153614112"/><text:span text:style-name="T1">ve</text:span><text:change-end text:change-id="ct153614112"/><text:change text:change-id="ct82858544"/> any master plan of what I want<text:change-start text:change-id="ct154994864"/><text:span text:style-name="T1">ed</text:span><text:change-end text:change-id="ct154994864"/> to do after<text:change-start text:change-id="ct155224592"/><text:span text:style-name="T1">wards</text:span><text:change-end text:change-id="ct155224592"/><text:change text:change-id="ct155130656"/>. At the time I <text:change-start text:change-id="ct155607312"/><text:span text:style-name="T1">didn’t have</text:span><text:change-end text:change-id="ct155607312"/><text:change text:change-id="ct155036976"/> any job training<text:change-start text:change-id="ct152493872"/>,<text:change-end text:change-id="ct152493872"/> or any working experience that showed me a job or career that I would like to do for a living. </text:p>
      <text:p text:style-name="P1"/>
      <text:p text:style-name="P1">After talking to friends and family I realized the best thing for me to do would be a <text:s/>job training <text:change text:change-id="ct126183424"/><text:change-start text:change-id="ct154877440"/><text:span text:style-name="T1">G</text:span><text:change-end text:change-id="ct154877440"/><text:change text:change-id="ct155127936"/>. I did the job training to not only learn <text:s/>about the job of a commercial coordinator. Moreover I did it to learn about <text:change text:change-id="ct155809504"/>life as an adult who has to work 40<text:change-start text:change-id="ct113952384"/> <text:change-end text:change-id="ct113952384"/>h<text:change-start text:change-id="ct154929536"/><text:span text:style-name="T1">ours</text:span><text:change-end text:change-id="ct154929536"/> a week and furthermore to learn about companies and the way <text:change text:change-id="ct155049248"/><text:change-start text:change-id="ct150999168"/><text:span text:style-name="T1">they</text:span><text:change-end text:change-id="ct150999168"/> generally work.</text:p>
      <text:p text:style-name="P1"/>
      <text:p text:style-name="P1">During this time I was wondering of what I could do after the job training. Living <text:change text:change-id="ct155127008"/>life as a full-time worker was interesting and it was nice to have some money in my pocket. But still it felt like I <text:change-start text:change-id="ct155092896"/><text:span text:style-name="T1">sh</text:span><text:change-end text:change-id="ct155092896"/><text:change text:change-id="ct154912000"/>ould get more education before I start working for the next 40 years of my life. <text:s/></text:p>
      <text:p text:style-name="P1"/>
      <text:p text:style-name="P1">Since most of my friends are studying at a university it was almost naturally for me to also apply <text:change text:change-id="ct152492784"/>after I finished the job training. I knew that I wanted to study something that covers <text:change text:change-id="ct155624704"/>econom<text:change-start text:change-id="ct156064032"/><text:span text:style-name="T1">ics</text:span><text:change-end text:change-id="ct156064032"/><text:change text:change-id="ct155202336"/> and also information technology since these are the topics I am most interested in<text:change text:change-id="ct155818304"/>.</text:p>
      <text:p text:style-name="P1"/>
      <text:p text:style-name="P1">Now I am at the<text:change-start text:change-id="ct155467776"/> <text:span text:style-name="T1">Aachen</text:span><text:change-end text:change-id="ct155467776"/> University <text:change text:change-id="ct152490720"/><text:change-start text:change-id="ct155679744"/><text:span text:style-name="T1">of</text:span><text:change-end text:change-id="ct155679744"/> <text:change text:change-id="ct48205248"/><text:change-start text:change-id="ct155377440"/><text:span text:style-name="T1">A</text:span><text:change-end text:change-id="ct155377440"/>pplied Science<text:change-start text:change-id="ct155754720"/><text:span text:style-name="T1">s</text:span><text:change-end text:change-id="ct155754720"/> <text:change text:change-id="ct155544864"/>where I <text:change-start text:change-id="ct155758192"/><text:span text:style-name="T1">am </text:span><text:change-end text:change-id="ct155758192"/>study<text:change-start text:change-id="ct151706416"/><text:span text:style-name="T1">ing</text:span><text:change-end text:change-id="ct151706416"/> commercial information technology. In my understanding its the perfect combination of the things that want to do now and later in <text:change text:change-id="ct155784816"/><text:change-start text:change-id="ct155219232"/><text:span text:style-name="T1">my</text:span><text:change-end text:change-id="ct155219232"/> working life. And <text:change-start text:change-id="ct155104704"/><text:span text:style-name="T1">the </text:span><text:change-end text:change-id="ct155104704"/>first week wasn't disappointing at all. All of the topics that I expected and hoped for will be a part on the road to the <text:change-start text:change-id="ct155018752"/><text:span text:style-name="T1">B</text:span><text:change-end text:change-id="ct155018752"/><text:change text:change-id="ct155771744"/>achelor of Science degree.</text:p>
      <text:p text:style-name="P1"/>
      <text:p text:style-name="P1">Since I just started studying I <text:change text:change-id="ct49185328"/><text:change-start text:change-id="ct154726896"/><text:span text:style-name="T1">have</text:span><text:change-end text:change-id="ct154726896"/>n't focus<text:change-start text:change-id="ct154995200"/><text:span text:style-name="T1">ed</text:span><text:change-end text:change-id="ct154995200"/> on the future just yet. A lot of people <text:change-start text:change-id="ct155783776"/><text:span text:style-name="T1">have </text:span><text:change-end text:change-id="ct155783776"/>told me that <text:change-start text:change-id="ct155799440"/><text:span text:style-name="T1">the </text:span><text:change-end text:change-id="ct155799440"/>future for people who study commercial information technology will shine bright since IT <text:change text:change-id="ct154738176"/>play<text:change-start text:change-id="ct155441664"/><text:span text:style-name="T1">s</text:span><text:change-end text:change-id="ct155441664"/><text:change text:change-id="ct155056752"/> a huge role in our every day life. Not only consumer households are affected by the world of IT. Its common knowledge that companies are more and more focusing on IT security for their data. That means they will be interested in having employees who protect the<text:change-start text:change-id="ct156077056"/><text:span text:style-name="T1">ir</text:span><text:change-end text:change-id="ct156077056"/> data and introduce programs <text:change text:change-id="ct155957248"/><text:change-start text:change-id="ct155565568"/><text:span text:style-name="T1">which</text:span><text:change-end text:change-id="ct155565568"/> will help the company to be more efficient in the way they operate.</text:p>
      <text:p text:style-name="P1"/>
      <text:p text:style-name="P1">Above all companies and research institutes are looking for new inventions on how to improve our lives everyday. Smartphones, Industry 4.0 , Artificial Intelligence are just a few of many topics wh<text:change-start text:change-id="ct151929952"/><text:span text:style-name="T1">ich</text:span><text:change-end text:change-id="ct151929952"/><text:change text:change-id="ct155373072"/> <text:change-start text:change-id="ct155655968"/><text:span text:style-name="T1">are </text:span><text:change-end text:change-id="ct155655968"/>already affect<text:change-start text:change-id="ct155379488"/><text:span text:style-name="T1">ing,</text:span><text:change-end text:change-id="ct155379488"/> or will affect our everyday lives. To work in a field that offers so many different and interesting job opportunities is definitely something I am looking forward to.</text:p>
      <text:p text:style-name="P1"/>
      <text:p text:style-name="P1">Best <text:change-start text:change-id="ct155033888"/><text:span text:style-name="T1">r</text:span><text:change-end text:change-id="ct155033888"/><text:change text:change-id="ct112064096"/>egard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ry </meta:initial-creator>
    <meta:creation-date>2016-10-07T14:03:33.998290242</meta:creation-date>
    <dc:date>2016-10-07T14:10:33.348365851</dc:date>
    <dc:creator>Gary </dc:creator>
    <meta:editing-duration>PT6M59S</meta:editing-duration>
    <meta:editing-cycles>2</meta:editing-cycles>
    <meta:generator>LibreOffice/5.1.4.2$Linux_X86_64 LibreOffice_project/10m0$Build-2</meta:generator>
    <meta:document-statistic meta:table-count="0" meta:image-count="0" meta:object-count="0" meta:page-count="1" meta:paragraph-count="10" meta:word-count="495" meta:character-count="2683" meta:non-whitespace-character-count="2192"/>
  </office:meta>
</office:document-meta>
</file>